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7b1" officeooo:paragraph-rsid="00197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eam Activity- Calculator-Project</text:p>
      <text:p text:style-name="P1"/>
      <text:p text:style-name="P1">Task 1: Apply V Mod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 2: Apply Agile Model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0:08:16.284888730</meta:creation-date>
    <dc:date>2020-10-17T10:09:10.305778956</dc:date>
    <meta:editing-duration>PT54S</meta:editing-duration>
    <meta:editing-cycles>1</meta:editing-cycles>
    <meta:document-statistic meta:table-count="0" meta:image-count="0" meta:object-count="0" meta:page-count="1" meta:paragraph-count="3" meta:word-count="13" meta:character-count="79" meta:non-whitespace-character-count="69"/>
    <meta:generator>LibreOffice/6.4.6.2$Linux_X86_64 LibreOffice_project/40$Build-2</meta:generator>
  </office:meta>
</office:document-meta>
</file>